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  <style:style style:name="P2" style:family="paragraph" style:parent-style-name="Preformatted_20_Text">
      <style:text-properties fo:font-size="6pt" officeooo:rsid="000c5620" officeooo:paragraph-rsid="000c5620" style:font-size-asian="6pt" style:font-size-complex="6pt"/>
    </style:style>
    <style:style style:name="P3" style:family="paragraph" style:parent-style-name="Preformatted_20_Text">
      <style:text-properties fo:font-size="6pt" officeooo:paragraph-rsid="000e5305" style:font-size-asian="6pt" style:font-size-complex="6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size="6pt" style:font-size-asian="6pt" style:font-size-complex="6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fo:font-size="6pt" officeooo:rsid="000b16db" officeooo:paragraph-rsid="000b16db" style:font-size-asian="6pt" style:font-size-complex="6pt"/>
    </style:style>
    <style:style style:name="P7" style:family="paragraph" style:parent-style-name="Standard">
      <style:text-properties fo:font-size="6pt" officeooo:paragraph-rsid="000e5305" style:font-size-asian="6pt" style:font-size-complex="6pt"/>
    </style:style>
    <style:style style:name="P8" style:family="paragraph" style:parent-style-name="Standard">
      <style:text-properties fo:font-size="6pt" officeooo:paragraph-rsid="0016256d" style:font-size-asian="6pt" style:font-size-complex="6pt"/>
    </style:style>
    <style:style style:name="P9" style:family="paragraph" style:parent-style-name="Standard">
      <style:text-properties fo:font-size="6pt" fo:font-weight="bold" officeooo:rsid="000a50a3" officeooo:paragraph-rsid="000a50a3" style:font-size-asian="6pt" style:font-weight-asian="bold" style:font-size-complex="6pt" style:font-weight-complex="bold"/>
    </style:style>
    <style:style style:name="P10" style:family="paragraph" style:parent-style-name="Standard">
      <style:text-properties fo:font-size="6pt" fo:font-weight="bold" officeooo:rsid="000b16db" officeooo:paragraph-rsid="000b16db" style:font-size-asian="6pt" style:font-weight-asian="bold" style:font-size-complex="6pt" style:font-weight-complex="bold"/>
    </style:style>
    <style:style style:name="P11" style:family="paragraph" style:parent-style-name="Standard">
      <style:text-properties fo:font-size="6pt" fo:font-weight="bold" officeooo:rsid="001d8559" officeooo:paragraph-rsid="001d8559" style:font-size-asian="6pt" style:font-weight-asian="bold" style:font-size-complex="6pt" style:font-weight-complex="bold"/>
    </style:style>
    <style:style style:name="P12" style:family="paragraph" style:parent-style-name="Standard">
      <style:text-properties fo:font-size="6pt" fo:font-weight="normal" officeooo:rsid="001d8559" officeooo:paragraph-rsid="001d8559" style:font-size-asian="6pt" style:font-weight-asian="normal" style:font-size-complex="6pt" style:font-weight-complex="normal"/>
    </style:style>
    <style:style style:name="P13" style:family="paragraph" style:parent-style-name="Standard">
      <style:text-properties officeooo:paragraph-rsid="000c5620"/>
    </style:style>
    <style:style style:name="P14" style:family="paragraph" style:parent-style-name="Standard">
      <style:text-properties fo:font-weight="normal" officeooo:paragraph-rsid="000c5620" style:font-weight-asian="normal" style:font-weight-complex="normal"/>
    </style:style>
    <style:style style:name="T1" style:family="text">
      <style:text-properties fo:font-size="6pt" fo:font-weight="bold" officeooo:rsid="000c5620" style:font-size-asian="6pt" style:font-weight-asian="bold" style:font-size-complex="6pt" style:font-weight-complex="bold"/>
    </style:style>
    <style:style style:name="T2" style:family="text">
      <style:text-properties fo:font-size="6pt" officeooo:rsid="000c5620" style:font-size-asian="6pt" style:font-size-complex="6pt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b16db"/>
    </style:style>
    <style:style style:name="T5" style:family="text">
      <style:text-properties style:font-name="Liberation Mono" officeooo:rsid="000c5620" style:font-name-asian="Noto Sans Mono CJK SC" style:font-name-complex="Liberation Mono"/>
    </style:style>
    <style:style style:name="T6" style:family="text">
      <style:text-properties officeooo:rsid="000e5305"/>
    </style:style>
    <style:style style:name="T7" style:family="text">
      <style:text-properties officeooo:rsid="000c5620" style:font-name-asian="Noto Sans Mono CJK SC" style:font-name-complex="Liberation Mono"/>
    </style:style>
    <style:style style:name="T8" style:family="text">
      <style:text-properties officeooo:rsid="0016256d" style:font-name-asian="Noto Sans Mono CJK SC" style:font-name-complex="Liberation Mono"/>
    </style:style>
    <style:style style:name="T9" style:family="text">
      <style:text-properties officeooo:rsid="00144f9c"/>
    </style:style>
    <style:style style:name="T10" style:family="text">
      <style:text-properties officeooo:rsid="001625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sto sale del crontab</text:p>
      <text:p text:style-name="P5"/>
      <text:p text:style-name="P5">#*/15 * * * * DISPLAY=:0 xdotool key "F5"</text:p>
      <text:p text:style-name="P5">29 * * * * /home/kiosk/el_ojo_de_mordor.sh</text:p>
      <text:p text:style-name="P5"/>
      <text:p text:style-name="P9">Esto es el fichero ojo de mordor</text:p>
      <text:p text:style-name="P5"/>
      <text:p text:style-name="P5">cat /home/kiosk/el_ojo_de_mordor.sh</text:p>
      <text:p text:style-name="P5">#!/bin/bash</text:p>
      <text:p text:style-name="P5">cd /home/kiosk</text:p>
      <text:p text:style-name="P5">hora=`/bin/date +%H`</text:p>
      <text:p text:style-name="P5">date=`/bin/date +%d/%m/%Y-%H:%M:%S`</text:p>
      <text:p text:style-name="P5"/>
      <text:p text:style-name="P5">DISPLAY=:0 /usr/bin/scrot file129.png</text:p>
      <text:p text:style-name="P5"/>
      <text:p text:style-name="P5">convert file129.png -gravity south -font Helvetica -pointsize 80 -stroke '#000C' -annotate +40+30 $date file129-$hora.png</text:p>
      <text:p text:style-name="P5"/>
      <text:p text:style-name="P9">Instalación de apps</text:p>
      <text:p text:style-name="P5"/>
      <text:p text:style-name="P5">apt-get install imagemagic</text:p>
      <text:p text:style-name="P5">apt-get install xdotool</text:p>
      <text:p text:style-name="P5">apt-get install scrot</text:p>
      <text:p text:style-name="P5"/>
      <text:p text:style-name="P9">Probamos el click derecho</text:p>
      <text:p text:style-name="P5"/>
      <text:p text:style-name="P5">DISPLAY=:0 xdotool click --clearmodifiers 3</text:p>
      <text:p text:style-name="P5"/>
      <text:p text:style-name="P9">Esto es para capturar pantalla en 3 segundos</text:p>
      <text:p text:style-name="P5"/>
      <text:p text:style-name="P5">DISPLAY=:0 scrot -d 3</text:p>
      <text:p text:style-name="P5"/>
      <text:p text:style-name="P11">Hacer captura con nombre en la imagen</text:p>
      <text:p text:style-name="P11"/>
      <text:p text:style-name="P12">scrot -c nombrePru.png</text:p>
      <text:p text:style-name="P5"/>
      <text:p text:style-name="P10">Abrir una imagen</text:p>
      <text:p text:style-name="P6"/>
      <text:p text:style-name="P5">export DISPLAY=:0.0</text:p>
      <text:p text:style-name="P5">mimeopen -d 2021-10-19-101429_1920x1080_scrot.png </text:p>
      <text:p text:style-name="P5"/>
      <text:p text:style-name="P10">Abre un texto</text:p>
      <text:p text:style-name="P5"/>
      <text:p text:style-name="P5">c<text:span text:style-name="T3">onvert size 320x100 xc:lightblue font </text:span><text:span text:style-name="T4">WareeOblique</text:span><text:span text:style-name="T3"> -p</text:span>ointsize 72 \</text:p>
      <text:p text:style-name="P5"><text:s text:c="12"/>-fill black -draw "text 28,68 'Anthony'" \</text:p>
      <text:p text:style-name="P5"><text:s text:c="12"/>-fill white -draw "text 25,65 'Anthony'" \</text:p>
      <text:p text:style-name="P5"><text:s text:c="12"/>2021-10-19-101429_1920x1080_scrot.png</text:p>
      <text:p text:style-name="P5"/>
      <text:p text:style-name="P13"><text:span text:style-name="T1">Archivo</text:span></text:p>
      <text:p text:style-name="P14"><text:span text:style-name="T2"/></text:p>
      <text:p text:style-name="P5">#!/bin/bash</text:p>
      <text:p text:style-name="P5"># ================</text:p>
      <text:p text:style-name="P5"># Agrega un texto en la parte inferior derecha a todos los archivos jpg del</text:p>
      <text:p text:style-name="P5"># directorio en el que se ejecuta.</text:p>
      <text:p text:style-name="P5">#</text:p>
      <text:p text:style-name="P5"/>
      <text:p text:style-name="P5"># La imagen que voy a utilizar.</text:p>
      <text:p text:style-name="P5">IMAGEN="$1"</text:p>
      <text:p text:style-name="P5"/>
      <text:p text:style-name="P5"># El texto que le quiero añadir.</text:p>
      <text:p text:style-name="P5">DATE=$(/bin/date +%d/%m/%Y-%H:%M:%S)</text:p>
      <text:p text:style-name="P5"/>
      <text:p text:style-name="P5">NOMBRE="$IMAGEN" | cut -d'.' -f1</text:p>
      <text:p text:style-name="P5">EXTENSION='"$IMAGEN" | cut -d'.' -f2'</text:p>
      <text:p text:style-name="P5"/>
      <text:p text:style-name="P5"># Agregamos el texto a la imagen</text:p>
      <text:p text:style-name="P5">convert "$IMAGEN" -gravity Center -region -40+20 -font Waree-Oblique -pointsize 40 -size 100 -undercolor black \</text:p>
      <text:p text:style-name="P5"><text:s text:c="8"/>-fill yellow -draw "text 13,1 \"$DATE\"" \</text:p>
      <text:p text:style-name="P5"><text:s text:c="8"/>"$IMAGEN"</text:p>
      <text:p text:style-name="P5"/>
      <text:p text:style-name="P5">echo "Se ha ejecutado el script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0:34:25.426691551</meta:creation-date>
    <dc:date>2021-10-19T13:08:54.136150378</dc:date>
    <meta:editing-duration>PT2H3M39S</meta:editing-duration>
    <meta:editing-cycles>14</meta:editing-cycles>
    <meta:generator>LibreOffice/7.1.4.2$Linux_X86_64 LibreOffice_project/a529a4fab45b75fefc5b6226684193eb000654f6</meta:generator>
    <meta:document-statistic meta:table-count="0" meta:image-count="0" meta:object-count="0" meta:page-count="1" meta:paragraph-count="46" meta:word-count="221" meta:character-count="1580" meta:non-whitespace-character-count="1353"/>
  </office:meta>
</office:document-meta>
</file>